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1. Write a java program to remove the space in the given string?<text:line-break/><text:tab/>Input: Ravindra babu ravula<text:line-break/><text:tab/>Output: Ravindrababuravula<text:line-break/>Q2. Write a java program to count the number of times token string appeared in given target string? <text:line-break/><text:tab/>Input: TargetString : java is a programming language. It is mostly used in big data applications<text:line-break/><text:tab/> <text:s text:c="6"/>TokenString: is<text:line-break/><text:tab/>Output: 2<text:line-break/> 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19-12-23T19:35:49.342000000</dc:date>
    <dc:creator>Ankita Khot</dc:creator>
    <meta:editing-duration>PT3S</meta:editing-duration>
    <meta:editing-cycles>1</meta:editing-cycles>
    <meta:document-statistic meta:table-count="0" meta:image-count="0" meta:object-count="0" meta:page-count="1" meta:paragraph-count="1" meta:word-count="57" meta:character-count="359" meta:non-whitespace-character-count="287"/>
  </office:meta>
</office:document-meta>
</file>